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1.986cm"/>
    </style:style>
    <style:style style:name="co8" style:family="table-column">
      <style:table-column-properties fo:break-before="auto" style:column-width="6.828cm"/>
    </style:style>
    <style:style style:name="co9" style:family="table-column">
      <style:table-column-properties fo:break-before="auto" style:column-width="5.916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15" style:family="table-cell" style:parent-style-name="Default">
      <style:table-cell-properties fo:background-color="#ffff00" style:diagonal-bl-tr="none" style:diagonal-tl-br="none" fo:border="1.76pt solid #000000" fo:padding="0.071cm" style:rotation-align="none"/>
    </style:style>
    <style:style style:name="ce7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uro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7">
      <style:table-cell-properties fo:background-color="#ccffff" style:diagonal-bl-tr="none" style:diagonal-tl-br="none" fo:border="1.76pt solid #000000" fo:padding="0.071cm" style:rotation-align="none"/>
    </style:style>
    <style:style style:name="ce11" style:family="table-cell" style:parent-style-name="Default">
      <style:table-cell-properties fo:padding="0.071cm"/>
      <style:text-properties fo:color="#ff3300" fo:font-style="italic" style:font-style-asian="italic" style:font-style-complex="italic"/>
    </style:style>
    <style:style style:name="ce12" style:family="table-cell" style:parent-style-name="Default">
      <style:table-cell-properties fo:background-color="#ffff00" fo:padding="0.071cm"/>
    </style:style>
    <style:style style:name="gr1" style:family="graphic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top" draw:auto-grow-height="false" fo:min-height="0.311cm" fo:min-width="5.379cm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top" draw:auto-grow-height="false" fo:min-height="3.177cm" fo:min-width="4.31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solid" draw:fill-color="#ccffcc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ccffcc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Caqui&quot;;&quot;Manzana&quot;;&quot;Pera&quot;;&quot;Uva&quot;;&quot;Limón&quot;;&quot;Naranja&quot;;&quot;Mandarina&quot;;&quot;Mara Cuya&quot;;&quot;Plátano&quot;;&quot;Coco&quot;)" table:allow-empty-cell="true" table:display-list="unsorted" table:base-cell-address="FACTURA.B8">
          <table:help-message table:title="Advertencia" table:display="true">
            <text:p>Una opción de la lista de articulos</text:p>
          </table:help-message>
          <table:error-message table:message-type="stop" table:title="Error" table:display="true">
            <text:p>Una opción de la lista de articulos</text:p>
          </table:error-message>
        </table:content-validation>
        <table:content-validation table:name="val2" table:condition="of:cell-content-is-whole-number() and cell-content()&gt;0" table:allow-empty-cell="true" table:base-cell-address="FACTURA.C2">
          <table:help-message table:title="Advertencia" table:display="true">
            <text:p>Números enteros mayores que 0</text:p>
          </table:help-message>
          <table:error-message table:message-type="stop" table:title="Error" table:display="true">
            <text:p>Números enteros mayores que 0</text:p>
          </table:error-message>
        </table:content-validation>
        <table:content-validation table:name="val3" table:condition="of:cell-content-is-date() and cell-content()&gt;=43900" table:allow-empty-cell="true" table:base-cell-address="FACTURA.C4">
          <table:help-message table:title="Advertencia" table:display="true">
            <text:p>Fechas mayores o igual al dia actual 10/03/2020</text:p>
          </table:help-message>
          <table:error-message table:message-type="stop" table:title="Error" table:display="true">
            <text:p>Fechas mayores o igual al dia actual 10/03/2020</text:p>
          </table:error-message>
        </table:content-validation>
      </table:content-validations>
      <table:table table:name="FACTURA" table:style-name="ta1" table:protected="true" table:protection-key="ViURkiJ2782PMKLIcqeyMQUW680=" table:protection-key-digest-algorithm="http://www.w3.org/2000/09/xmldsig#sha1">
        <loext:table-protection loext:select-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56" table:default-cell-style-name="ce2"/>
        <table:table-column table:style-name="co1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Factura nº</text:p>
          </table:table-cell>
          <table:table-cell table:style-name="ce15" table:content-validation-name="val2"/>
          <table:table-cell table:style-name="ce8" office:value-type="string" calcext:value-type="string">
            <text:p>Validación<text:span text:style-name="T2"> enteros positivos mayores de 0</text:span>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Fecha:</text:p>
          </table:table-cell>
          <table:table-cell table:style-name="ce15" table:content-validation-name="val3"/>
          <table:table-cell table:style-name="ce8" office:value-type="string" calcext:value-type="string">
            <text:p>Validación a partir del dia actu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Artículo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Subtotal</text:p>
          </table:table-cell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/>
          <table:table-cell table:style-name="ce14" table:content-validation-name="val1" office:value-type="string" calcext:value-type="string">
            <text:p>Caqui</text:p>
          </table:table-cell>
          <table:table-cell table:style-name="ce7" table:formula="of:=VLOOKUP([.B8];[$ARTICULOS.A2:.B11];2)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[.C8]*[.D8]" office:value-type="currency" office:currency="EUR" office:value="2" calcext:value-type="currency">
            <text:p>2,00 € </text:p>
          </table:table-cell>
          <table:table-cell table:number-columns-repeated="1019"/>
        </table:table-row>
        <table:table-row table:style-name="ro1">
          <table:table-cell/>
          <table:table-cell table:style-name="ce14" table:content-validation-name="val1" office:value-type="string" calcext:value-type="string">
            <text:p>Manzana</text:p>
          </table:table-cell>
          <table:table-cell table:style-name="ce7" table:formula="of:=VLOOKUP([.B9];[$ARTICULOS.A3:.B12];2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[.C9]*[.D9]" office:value-type="currency" office:currency="EUR" office:value="8" calcext:value-type="currency">
            <text:p>8,00 € </text:p>
          </table:table-cell>
          <table:table-cell table:number-columns-repeated="1019"/>
        </table:table-row>
        <table:table-row table:style-name="ro1">
          <table:table-cell/>
          <table:table-cell table:style-name="ce14" table:content-validation-name="val1" office:value-type="string" calcext:value-type="string">
            <text:p>Pera</text:p>
          </table:table-cell>
          <table:table-cell table:style-name="ce7" table:formula="of:=VLOOKUP([.B10];[$ARTICULOS.A4:.B13];2)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9" table:formula="of:=[.C10]*[.D10]" office:value-type="currency" office:currency="EUR" office:value="18" calcext:value-type="currency">
            <text:p>18,00 € </text:p>
          </table:table-cell>
          <table:table-cell table:number-columns-repeated="1019"/>
        </table:table-row>
        <table:table-row table:style-name="ro1">
          <table:table-cell/>
          <table:table-cell table:style-name="ce14" table:content-validation-name="val1" office:value-type="string" calcext:value-type="string">
            <text:p>Uva</text:p>
          </table:table-cell>
          <table:table-cell table:style-name="ce7" table:formula="of:=VLOOKUP([.B11];[$ARTICULOS.A5:.B14];2)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C11]*[.D11]" office:value-type="currency" office:currency="EUR" office:value="32" calcext:value-type="currency">
            <text:p>32,00 € </text:p>
          </table:table-cell>
          <table:table-cell table:number-columns-repeated="1019"/>
        </table:table-row>
        <table:table-row table:style-name="ro1">
          <table:table-cell/>
          <table:table-cell table:style-name="ce14" table:content-validation-name="val1" office:value-type="string" calcext:value-type="string">
            <text:p>Limón</text:p>
          </table:table-cell>
          <table:table-cell table:style-name="ce7" table:formula="of:=VLOOKUP([.B12];[$ARTICULOS.A6:.B15];2)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[.C12]*[.D12]" office:value-type="currency" office:currency="EUR" office:value="50" calcext:value-type="currency">
            <text:p>50,00 € </text:p>
          </table:table-cell>
          <table:table-cell table:number-columns-repeated="1019"/>
        </table:table-row>
        <table:table-row table:style-name="ro1">
          <table:table-cell>
            <draw:custom-shape table:end-cell-address="FACTURA.C16" table:end-x="1.839cm" table:end-y="0.222cm" draw:z-index="1" draw:name="AutoForma 2" draw:style-name="gr1" draw:text-style-name="P1" svg:width="6.036cm" svg:height="1.269cm" draw:transform="rotate (1.5707963267949) translate (0.277cm 0.504cm)">
              <text:p/>
              <draw:enhanced-geometry draw:text-rotate-angle="90" svg:viewBox="0 0 21600 21600" draw:text-areas="0 ?f0 ?f5 ?f2" draw:mirror-horizontal="false" draw:mirror-vertical="false" draw:type="right-arrow" draw:modifiers="15749 719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4" table:content-validation-name="val1" office:value-type="string" calcext:value-type="string">
            <text:p>Naranja</text:p>
          </table:table-cell>
          <table:table-cell table:style-name="ce7" table:formula="of:=VLOOKUP([.B13];[$ARTICULOS.A7:.B16];2)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C13]*[.D13]" office:value-type="currency" office:currency="EUR" office:value="72" calcext:value-type="currency">
            <text:p>72,00 € </text:p>
          </table:table-cell>
          <table:table-cell table:number-columns-repeated="1019"/>
        </table:table-row>
        <table:table-row table:style-name="ro1">
          <table:table-cell/>
          <table:table-cell table:style-name="ce14" table:content-validation-name="val1" office:value-type="string" calcext:value-type="string">
            <text:p>Mandarina</text:p>
          </table:table-cell>
          <table:table-cell table:style-name="ce7" table:formula="of:=VLOOKUP([.B14];[$ARTICULOS.A8:.B17];2)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9" table:formula="of:=[.C14]*[.D14]" office:value-type="currency" office:currency="EUR" office:value="98" calcext:value-type="currency">
            <text:p>98,00 € </text:p>
          </table:table-cell>
          <table:table-cell table:number-columns-repeated="1019"/>
        </table:table-row>
        <table:table-row table:style-name="ro1">
          <table:table-cell/>
          <table:table-cell table:style-name="ce14" table:content-validation-name="val1" office:value-type="string" calcext:value-type="string">
            <text:p>Mara Cuya</text:p>
          </table:table-cell>
          <table:table-cell table:style-name="ce7" table:formula="of:=VLOOKUP([.B15];[$ARTICULOS.A9:.B18];2)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9" table:formula="of:=[.C15]*[.D15]" office:value-type="currency" office:currency="EUR" office:value="128" calcext:value-type="currency">
            <text:p>128,00 € </text:p>
          </table:table-cell>
          <table:table-cell table:number-columns-repeated="1019"/>
        </table:table-row>
        <table:table-row table:style-name="ro1">
          <table:table-cell/>
          <table:table-cell table:style-name="ce14" table:content-validation-name="val1" office:value-type="string" calcext:value-type="string">
            <text:p>Plátano</text:p>
          </table:table-cell>
          <table:table-cell table:style-name="ce7" table:formula="of:=VLOOKUP([.B16];[$ARTICULOS.A10:.B19];2)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9" table:formula="of:=[.C16]*[.D16]" office:value-type="currency" office:currency="EUR" office:value="162" calcext:value-type="currency">
            <text:p>162,00 € </text:p>
          </table:table-cell>
          <table:table-cell table:number-columns-repeated="1019"/>
        </table:table-row>
        <table:table-row table:style-name="ro1">
          <table:table-cell/>
          <table:table-cell table:style-name="ce14" table:content-validation-name="val1" office:value-type="string" calcext:value-type="string">
            <text:p>Coco</text:p>
          </table:table-cell>
          <table:table-cell table:style-name="ce7" table:formula="of:=VLOOKUP([.B17];[$ARTICULOS.A11:.B20];2)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C17]*[.D17]" office:value-type="currency" office:currency="EUR" office:value="200" calcext:value-type="currency">
            <text:p>200,00 € </text:p>
          </table:table-cell>
          <table:table-cell table:number-columns-repeated="1019"/>
        </table:table-row>
        <table:table-row table:style-name="ro1">
          <table:table-cell/>
          <table:table-cell table:style-name="ce14" table:content-validation-name="val1" office:value-type="string" calcext:value-type="string">
            <text:p>Caqui</text:p>
          </table:table-cell>
          <table:table-cell table:style-name="ce7" table:formula="of:=VLOOKUP([.B18];[$ARTICULOS.A12:.B21];2)" office:value-type="string" office:string-value="" calcext:value-type="error">
            <text:p>#N/D</text:p>
          </table:table-cell>
          <table:table-cell table:style-name="ce7" office:value-type="float" office:value="22" calcext:value-type="float">
            <text:p>22</text:p>
          </table:table-cell>
          <table:table-cell table:style-name="ce9" table:formula="of:=[.C18]*[.D18]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1">
          <table:table-cell/>
          <table:table-cell table:style-name="ce14" table:content-validation-name="val1" office:value-type="string" calcext:value-type="string">
            <text:p>Manzana</text:p>
          </table:table-cell>
          <table:table-cell table:style-name="ce7" table:formula="of:=VLOOKUP([.B19];[$ARTICULOS.A13:.B22];2)" office:value-type="string" office:string-value="" calcext:value-type="error">
            <text:p>#N/D</text:p>
          </table:table-cell>
          <table:table-cell table:style-name="ce7" office:value-type="float" office:value="24" calcext:value-type="float">
            <text:p>24</text:p>
          </table:table-cell>
          <table:table-cell table:style-name="ce9" table:formula="of:=[.C19]*[.D19]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1">
          <table:table-cell/>
          <table:table-cell table:style-name="ce14" table:content-validation-name="val1" office:value-type="string" calcext:value-type="string">
            <text:p>Pera</text:p>
          </table:table-cell>
          <table:table-cell table:style-name="ce7" table:formula="of:=VLOOKUP([.B20];[$ARTICULOS.A14:.B23];2)" office:value-type="string" office:string-value="" calcext:value-type="error">
            <text:p>#N/D</text:p>
          </table:table-cell>
          <table:table-cell table:style-name="ce7" office:value-type="float" office:value="26" calcext:value-type="float">
            <text:p>26</text:p>
          </table:table-cell>
          <table:table-cell table:style-name="ce9" table:formula="of:=[.C20]*[.D20]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1">
          <table:table-cell>
            <draw:custom-shape table:end-cell-address="FACTURA.C27" table:end-x="0.927cm" table:end-y="0.491cm" draw:z-index="0" draw:name="Rectángulo 1" draw:style-name="gr2" draw:text-style-name="P3" svg:width="4.422cm" svg:height="3.289cm" svg:x="0.979cm" svg:y="0.303cm">
              <text:p text:style-name="P2"><text:span text:style-name="T1">Todas las celdas de la columna B deben ser lista desplegable de los articulos en venta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8" office:value-type="string" calcext:value-type="string">
            <text:p>Subtotal</text:p>
          </table:table-cell>
          <table:table-cell table:style-name="ce19" table:formula="of:=SUM([.E8:.E17])" office:value-type="currency" office:currency="EUR" office:value="770" calcext:value-type="currency">
            <text:p>770,00 € </text:p>
          </table:table-cell>
          <table:table-cell/>
          <table:table-cell table:style-name="ce8" office:value-type="string" calcext:value-type="string">
            <text:p>Aplicar fórmul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calcext:value-type="string">
            <text:p>IVA</text:p>
          </table:table-cell>
          <table:table-cell table:style-name="ce19" table:formula="of:=[.E22]*21%" office:value-type="currency" office:currency="EUR" office:value="161.7" calcext:value-type="currency">
            <text:p>161,70 € </text:p>
          </table:table-cell>
          <table:table-cell/>
          <table:table-cell table:style-name="ce8" office:value-type="string" calcext:value-type="string">
            <text:p>Aplicar fórmula IVA 21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calcext:value-type="string">
            <text:p>Total</text:p>
          </table:table-cell>
          <table:table-cell table:style-name="ce19" table:formula="of:=SUM([.E22];[.E24])" office:value-type="currency" office:currency="EUR" office:value="931.7" calcext:value-type="currency">
            <text:p>931,70 € </text:p>
          </table:table-cell>
          <table:table-cell/>
          <table:table-cell table:style-name="ce8" office:value-type="string" calcext:value-type="string">
            <text:p>Aplicar fórmula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TICULOS" table:style-name="ta2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column table:style-name="co1" table:number-columns-repeated="62" table:default-cell-style-name="ce2"/>
        <table:table-column table:style-name="co1" table:number-columns-repeated="960" table:default-cell-style-name="Default"/>
        <table:table-row table:style-name="ro1">
          <table:table-cell table:style-name="ce11" office:value-type="string" calcext:value-type="string">
            <text:p>Articulos de venta</text:p>
          </table:table-cell>
          <table:table-cell office:value-type="string" calcext:value-type="string">
            <text:p>PREC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qui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manzana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a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va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ón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ranja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darina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a cuya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átano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o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Completa más artículos y precios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office:forms form:automatic-focus="false" form:apply-design-mode="false"/>
        <table:table-column table:style-name="co1" table:number-columns-repeated="64" table:default-cell-style-name="ce2"/>
        <table:table-column table:style-name="co1" table:number-columns-repeated="960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2" style:volatile="true">
      <loext:fill-character> </loext:fill-character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2" style:volatile="true">
      <loext:fill-character> </loext:fill-character>
      <number:text>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P0" style:volatile="true">
      <number:text>€</number:text>
      <number:number number:decimal-places="0" loext:min-decimal-places="0" number:min-integer-digits="1" number:grouping="true"/>
    </number:number-style>
    <number:number-style style:name="N141">
      <number:text>-€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0" loext:min-decimal-places="0" number:min-integer-digits="1" number:grouping="true"/>
    </number:number-style>
    <number:number-style style:name="N142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4P0" style:volatile="true">
      <number:text>€</number:text>
      <number:number number:decimal-places="2" loext:min-decimal-places="2" number:min-integer-digits="1" number:grouping="true"/>
    </number:number-style>
    <number:number-style style:name="N144">
      <number:text>-€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5P0" style:volatile="true">
      <number:text>€</number:text>
      <number:number number:decimal-places="2" loext:min-decimal-places="2" number:min-integer-digits="1" number:grouping="true"/>
    </number:number-style>
    <number:number-style style:name="N145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9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€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2" style:volatile="true">
      <loext:fill-character> </loext:fill-character>
      <number:text>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loext:min-decimal-places="0" number:min-integer-digits="1" number:grouping="true"/>
      <number:text> pta</number:text>
    </number:number-style>
    <number:number-style style:name="N163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63P0"/>
    </number:number-style>
    <number:number-style style:name="N164P0" style:volatile="true">
      <number:number number:decimal-places="0" loext:min-decimal-places="0" number:min-integer-digits="1" number:grouping="true"/>
      <number:text> pta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64P0"/>
    </number:number-style>
    <number:number-style style:name="N166P0" style:volatile="true">
      <number:number number:decimal-places="2" loext:min-decimal-places="2" number:min-integer-digits="1" number:grouping="true"/>
      <number:text> pta</number:text>
    </number:number-style>
    <number:number-style style:name="N166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  <number:text> pta</number:text>
    </number:number-style>
    <number:number-style style:name="N167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67P0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71P2" style:volatile="true">
      <loext:fill-character> </loext:fill-character>
      <number:text>- pta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75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75P2" style:volatile="true">
      <loext:fill-character> </loext:fill-character>
      <number:text>-  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79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79P2" style:volatile="true"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83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83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number number:decimal-places="0" loext:min-decimal-places="0" number:min-integer-digits="1" number:grouping="true"/>
      <number:text> Pts</number:text>
    </number:number-style>
    <number:number-style style:name="N185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 number:grouping="true"/>
      <number:text> Pts</number:text>
    </number:number-style>
    <number:number-style style:name="N186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86P0"/>
    </number:number-style>
    <number:number-style style:name="N188P0" style:volatile="true">
      <number:number number:decimal-places="2" loext:min-decimal-places="2" number:min-integer-digits="1" number:grouping="true"/>
      <number:text> Pts</number:text>
    </number:number-style>
    <number:number-style style:name="N188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88P0"/>
    </number:number-style>
    <number:number-style style:name="N189P0" style:volatile="true">
      <number:number number:decimal-places="2" loext:min-decimal-places="2" number:min-integer-digits="1" number:grouping="true"/>
      <number:text> Pts</number:text>
    </number:number-style>
    <number:number-style style:name="N189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89P0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93P1" style:volatile="true">
      <loext:text>-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93P2" style:volatile="true">
      <loext:fill-character> </loext:fill-character>
      <number:text>- Pts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97P1" style:volatile="true">
      <loext:text>-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97P2" style:volatile="true">
      <loext:fill-character> </loext:fill-character>
      <number:text>-</number:text>
      <number:number number:decimal-places="0" loext:min-decimal-places="0" number:min-integer-digits="0"/>
      <number:text> Pts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7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 style:print="charts drawings grid header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23:16:45.02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rosoft Corporation</meta:initial-creator>
    <meta:creation-date>1996-11-27T12:00:04</meta:creation-date>
    <dc:date>2020-03-11T00:44:38.825000000</dc:date>
    <meta:print-date>2008-10-31T15:54:10</meta:print-date>
    <meta:generator>LibreOffice/6.3.4.2$Windows_X86_64 LibreOffice_project/60da17e045e08f1793c57c00ba83cdfce946d0aa</meta:generator>
    <meta:editing-duration>PT22M7S</meta:editing-duration>
    <meta:editing-cycles>5</meta:editing-cycles>
    <meta:document-statistic meta:table-count="3" meta:cell-count="92" meta:object-count="2"/>
  </office:meta>
</office:document-meta>
</file>